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535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0.289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0.23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2"/>
        <table:table-column table:style-name="co4" table:default-cell-style-name="Default"/>
        <table:table-column table:style-name="co5" table:number-columns-repeated="24" table:default-cell-style-name="Default"/>
        <table:table-row table:style-name="ro1">
          <table:table-cell table:style-name="ce1" office:value-type="string">
            <text:p>Statement coverage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office:value-type="string">
            <text:p>Program Line Number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Description</text:p>
          </table:table-cell>
          <table:table-cell table:style-name="ce3" office:value-type="string">
            <text:p>I</text:p>
          </table:table-cell>
          <table:table-cell table:style-name="ce3" office:value-type="string">
            <text:p>j</text:p>
          </table:table-cell>
          <table:table-cell table:style-name="ce3" office:value-type="string">
            <text:p>k</text:p>
          </table:table-cell>
          <table:table-cell table:style-name="ce1" office:value-type="string">
            <text:p>Desired result</text:p>
          </table:table-cell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nvalid lengths 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invalid</text:p>
          </table:table-cell>
          <table:table-cell table:number-columns-repeated="2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valid lengths 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<text:s/>invalid</text:p>
          </table:table-cell>
          <table:table-cell table:number-columns-repeated="2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nvalid lengths 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<text:s/>invalid</text:p>
          </table:table-cell>
          <table:table-cell table:number-columns-repeated="2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egative input 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invalid</text:p>
          </table:table-cell>
          <table:table-cell table:number-columns-repeated="2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egative input 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string">
            <text:p><text:s/>invalid</text:p>
          </table:table-cell>
          <table:table-cell table:number-columns-repeated="2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egative input 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string">
            <text:p><text:s/>invalid</text:p>
          </table:table-cell>
          <table:table-cell table:number-columns-repeated="2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zero input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invalid</text:p>
          </table:table-cell>
          <table:table-cell table:number-columns-repeated="2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zero input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invalid</text:p>
          </table:table-cell>
          <table:table-cell table:number-columns-repeated="2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zero input 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invalid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invalid input</text:p>
          </table:table-cell>
          <table:table-cell office:value-type="string">
            <text:p><text:s/>w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invalid</text:p>
          </table:table-cell>
          <table:table-cell table:number-columns-repeated="2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invalid input</text:p>
          </table:table-cell>
          <table:table-cell office:value-type="float" office:value="1">
            <text:p>1</text:p>
          </table:table-cell>
          <table:table-cell office:value-type="string">
            <text:p><text:s text:c="2"/>w</text:p>
          </table:table-cell>
          <table:table-cell office:value-type="float" office:value="1">
            <text:p>1</text:p>
          </table:table-cell>
          <table:table-cell office:value-type="string">
            <text:p><text:s/>invalid</text:p>
          </table:table-cell>
          <table:table-cell table:number-columns-repeated="2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invalid inpu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 text:c="2"/>w</text:p>
          </table:table-cell>
          <table:table-cell office:value-type="string">
            <text:p><text:s/>invalid</text:p>
          </table:table-cell>
          <table:table-cell table:number-columns-repeated="24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equilateral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<text:s/>equilateral</text:p>
          </table:table-cell>
          <table:table-cell table:number-columns-repeated="2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calen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<text:s/>scalene</text:p>
          </table:table-cell>
          <table:table-cell table:number-columns-repeated="2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sosceles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<text:s/>isosceles</text:p>
          </table:table-cell>
          <table:table-cell table:number-columns-repeated="2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isoscele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<text:s/>isosceles</text:p>
          </table:table-cell>
          <table:table-cell table:number-columns-repeated="2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isosceles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<text:s/>isosceles</text:p>
          </table:table-cell>
          <table:table-cell table:number-columns-repeated="24"/>
        </table:table-row>
        <table:table-row table:style-name="ro1" table:number-rows-repeated="1048555">
          <table:table-cell table:number-columns-repeated="30"/>
        </table:table-row>
        <table:table-row table:style-name="ro2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1T22:46:49</meta:creation-date>
    <dc:date>2013-03-11T23:08:10</dc:date>
    <meta:editing-duration>PT6M11S</meta:editing-duration>
    <meta:editing-cycles>1</meta:editing-cycles>
    <meta:document-statistic meta:table-count="1" meta:cell-count="134" meta:object-count="0"/>
    <meta:generator>LibreOffice/3.6$Linux_X86_64 LibreOffice_project/360m1$Build-2</meta:generator>
  </office:meta>
</office:document-meta>
</file>